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2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10-24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21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07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04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29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08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20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6-1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10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51265454546" calcext:value-type="float">
            <text:p>11.7151265454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01873103448" calcext:value-type="float">
            <text:p>11.930187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38724" calcext:value-type="float">
            <text:p>11.983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79422857143" calcext:value-type="float">
            <text:p>11.94794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242" calcext:value-type="float">
            <text:p>11.74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34464" calcext:value-type="float">
            <text:p>11.62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09903448276" calcext:value-type="float">
            <text:p>11.470990344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1976" calcext:value-type="float">
            <text:p>11.4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03282758621" calcext:value-type="float">
            <text:p>11.560328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22856" calcext:value-type="float">
            <text:p>11.63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10991724138" calcext:value-type="float">
            <text:p>11.711099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4743225807" calcext:value-type="float">
            <text:p>11.771474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08490322581" calcext:value-type="float">
            <text:p>12.20084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85352" calcext:value-type="float">
            <text:p>12.30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62332903226" calcext:value-type="float">
            <text:p>12.43623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27688" calcext:value-type="float">
            <text:p>12.60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83556129032" calcext:value-type="float">
            <text:p>12.62835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9136516129" calcext:value-type="float">
            <text:p>12.55913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54028" calcext:value-type="float">
            <text:p>12.595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42722580645" calcext:value-type="float">
            <text:p>12.67427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4248" calcext:value-type="float">
            <text:p>12.77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35894193548" calcext:value-type="float">
            <text:p>12.91358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25997142857" calcext:value-type="float">
            <text:p>12.96259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2890322581" calcext:value-type="float">
            <text:p>13.0542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64108387097" calcext:value-type="float">
            <text:p>13.58641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43008" calcext:value-type="float">
            <text:p>13.68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73041290323" calcext:value-type="float">
            <text:p>13.77730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31168" calcext:value-type="float">
            <text:p>13.8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00309677419" calcext:value-type="float">
            <text:p>13.89003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98864516129" calcext:value-type="float">
            <text:p>13.83988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99952" calcext:value-type="float">
            <text:p>13.82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58841290323" calcext:value-type="float">
            <text:p>13.84588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628" calcext:value-type="float">
            <text:p>13.9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7179354839" calcext:value-type="float">
            <text:p>13.978717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33334285714" calcext:value-type="float">
            <text:p>14.04333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10131612903" calcext:value-type="float">
            <text:p>14.57101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0664" calcext:value-type="float">
            <text:p>14.7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42516129032" calcext:value-type="float">
            <text:p>14.8442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8152" calcext:value-type="float">
            <text:p>14.92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88668387097" calcext:value-type="float">
            <text:p>14.94886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3163870968" calcext:value-type="float">
            <text:p>14.846316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913" calcext:value-type="float">
            <text:p>14.62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01455483871" calcext:value-type="float">
            <text:p>14.61014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64528" calcext:value-type="float">
            <text:p>14.6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81442580645" calcext:value-type="float">
            <text:p>14.69814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8162857143" calcext:value-type="float">
            <text:p>14.74981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21695483871" calcext:value-type="float">
            <text:p>14.80216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17065806452" calcext:value-type="float">
            <text:p>14.98170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8264" calcext:value-type="float">
            <text:p>15.0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1783225807" calcext:value-type="float">
            <text:p>15.118178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4352" calcext:value-type="float">
            <text:p>15.19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71661935484" calcext:value-type="float">
            <text:p>15.10716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84649032258" calcext:value-type="float">
            <text:p>14.92846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4496" calcext:value-type="float">
            <text:p>14.8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6273548387" calcext:value-type="float">
            <text:p>14.97462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1208" calcext:value-type="float">
            <text:p>15.0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8446451613" calcext:value-type="float">
            <text:p>15.09084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17808275862" calcext:value-type="float">
            <text:p>15.141780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1290322581" calcext:value-type="float">
            <text:p>15.2031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61189677419" calcext:value-type="float">
            <text:p>15.35611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39976" calcext:value-type="float">
            <text:p>15.4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70643870968" calcext:value-type="float">
            <text:p>15.497064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6984" calcext:value-type="float">
            <text:p>15.5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37243870968" calcext:value-type="float">
            <text:p>15.443724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81664" calcext:value-type="float">
            <text:p>15.0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94767741935" calcext:value-type="float">
            <text:p>15.10947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6248" calcext:value-type="float">
            <text:p>15.13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6490322581" calcext:value-type="float">
            <text:p>15.17264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3236" calcext:value-type="float">
            <text:p>15.223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23192258065" calcext:value-type="float">
            <text:p>15.26231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55809032258" calcext:value-type="float">
            <text:p>15.47558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7097333333" calcext:value-type="float">
            <text:p>15.5507097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41058064516" calcext:value-type="float">
            <text:p>15.6441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9948" calcext:value-type="float">
            <text:p>15.83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2100645161" calcext:value-type="float">
            <text:p>15.92521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8694193548" calcext:value-type="float">
            <text:p>15.78886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04056" calcext:value-type="float">
            <text:p>15.6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23967741936" calcext:value-type="float">
            <text:p>15.6123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45128" calcext:value-type="float">
            <text:p>15.63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66505806452" calcext:value-type="float">
            <text:p>15.67665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48348571429" calcext:value-type="float">
            <text:p>15.71483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21912258065" calcext:value-type="float">
            <text:p>15.762191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33416" calcext:value-type="float">
            <text:p>15.76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20605333333" calcext:value-type="float">
            <text:p>15.7920605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7287741936" calcext:value-type="float">
            <text:p>15.85572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85864" calcext:value-type="float">
            <text:p>15.91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98526451613" calcext:value-type="float">
            <text:p>15.78985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7543225806" calcext:value-type="float">
            <text:p>15.53575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8674" calcext:value-type="float">
            <text:p>15.29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48467096774" calcext:value-type="float">
            <text:p>15.25484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04368" calcext:value-type="float">
            <text:p>15.28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90918709677" calcext:value-type="float">
            <text:p>15.299091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3550769231" calcext:value-type="float">
            <text:p>15.35535507692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24116129032" calcext:value-type="float">
            <text:p>15.36241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5713548387" calcext:value-type="float">
            <text:p>14.90757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16872" calcext:value-type="float">
            <text:p>14.9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2433548387" calcext:value-type="float">
            <text:p>14.95024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40748" calcext:value-type="float">
            <text:p>14.924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4448516129" calcext:value-type="float">
            <text:p>14.67444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42699354839" calcext:value-type="float">
            <text:p>14.20426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94872" calcext:value-type="float">
            <text:p>13.829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04534193548" calcext:value-type="float">
            <text:p>13.73045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1908" calcext:value-type="float">
            <text:p>13.74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09334193548" calcext:value-type="float">
            <text:p>13.76093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69892413793" calcext:value-type="float">
            <text:p>13.826989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1783483871" calcext:value-type="float">
            <text:p>13.85178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9566451613" calcext:value-type="float">
            <text:p>13.70095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9964" calcext:value-type="float">
            <text:p>13.73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76482580645" calcext:value-type="float">
            <text:p>13.77764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4288" calcext:value-type="float">
            <text:p>13.819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15117419355" calcext:value-type="float">
            <text:p>13.79151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03929032258" calcext:value-type="float">
            <text:p>13.5903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4484" calcext:value-type="float">
            <text:p>13.5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1083870968" calcext:value-type="float">
            <text:p>13.56310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31072" calcext:value-type="float">
            <text:p>13.58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01932903226" calcext:value-type="float">
            <text:p>13.64019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17397142857" calcext:value-type="float">
            <text:p>13.70173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4753548387" calcext:value-type="float">
            <text:p>13.75847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09618064516" calcext:value-type="float">
            <text:p>14.11096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53336" calcext:value-type="float">
            <text:p>14.17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24596129032" calcext:value-type="float">
            <text:p>14.22245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7784" calcext:value-type="float">
            <text:p>14.2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41859354839" calcext:value-type="float">
            <text:p>14.294185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53282580645" calcext:value-type="float">
            <text:p>14.26532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66564" calcext:value-type="float">
            <text:p>14.446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73579354839" calcext:value-type="float">
            <text:p>14.527357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70752" calcext:value-type="float">
            <text:p>14.5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020516129" calcext:value-type="float">
            <text:p>14.67902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1517142857" calcext:value-type="float">
            <text:p>14.71215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46392258065" calcext:value-type="float">
            <text:p>14.77463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50495483871" calcext:value-type="float">
            <text:p>14.98504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55148" calcext:value-type="float">
            <text:p>15.015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89014193548" calcext:value-type="float">
            <text:p>15.02890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1544" calcext:value-type="float">
            <text:p>15.00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16025806452" calcext:value-type="float">
            <text:p>14.91160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90926451613" calcext:value-type="float">
            <text:p>14.78909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6848" calcext:value-type="float">
            <text:p>14.72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18283870968" calcext:value-type="float">
            <text:p>14.75182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66608" calcext:value-type="float">
            <text:p>14.78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37802580645" calcext:value-type="float">
            <text:p>14.83378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01331428571" calcext:value-type="float">
            <text:p>14.890133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59171612903" calcext:value-type="float">
            <text:p>14.94591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3992" calcext:value-type="float">
            <text:p>15.15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47226206897" calcext:value-type="float">
            <text:p>15.214722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0368" calcext:value-type="float">
            <text:p>15.25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799862069" calcext:value-type="float">
            <text:p>15.267799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71832" calcext:value-type="float">
            <text:p>15.20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4058181818" calcext:value-type="float">
            <text:p>15.300405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59542222222" calcext:value-type="float">
            <text:p>15.155954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65888" calcext:value-type="float">
            <text:p>15.22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4157142857" calcext:value-type="float">
            <text:p>15.30041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2651034483" calcext:value-type="float">
            <text:p>15.377265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1511111111" calcext:value-type="float">
            <text:p>15.447151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75104827586" calcext:value-type="float">
            <text:p>15.527510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9455483871" calcext:value-type="float">
            <text:p>15.7994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21044" calcext:value-type="float">
            <text:p>15.872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2627096774" calcext:value-type="float">
            <text:p>15.91626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62064" calcext:value-type="float">
            <text:p>15.92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6948387097" calcext:value-type="float">
            <text:p>15.85869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64018064516" calcext:value-type="float">
            <text:p>15.72640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0154" calcext:value-type="float">
            <text:p>15.710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27290322581" calcext:value-type="float">
            <text:p>15.8127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2296" calcext:value-type="float">
            <text:p>15.88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46865806452" calcext:value-type="float">
            <text:p>15.96468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1088571429" calcext:value-type="float">
            <text:p>16.00210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78877419355" calcext:value-type="float">
            <text:p>16.0378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05481290323" calcext:value-type="float">
            <text:p>16.11054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2192" calcext:value-type="float">
            <text:p>16.130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66614193548" calcext:value-type="float">
            <text:p>16.15666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09608" calcext:value-type="float">
            <text:p>16.17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49610322581" calcext:value-type="float">
            <text:p>16.14496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97472258065" calcext:value-type="float">
            <text:p>16.01974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6242" calcext:value-type="float">
            <text:p>15.906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0415483871" calcext:value-type="float">
            <text:p>15.8604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72936" calcext:value-type="float">
            <text:p>15.887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04905806452" calcext:value-type="float">
            <text:p>15.92049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14507142857" calcext:value-type="float">
            <text:p>15.961450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03323870968" calcext:value-type="float">
            <text:p>15.99033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79398709677" calcext:value-type="float">
            <text:p>15.98793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9096516129" calcext:value-type="float">
            <text:p>16.04909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72272" calcext:value-type="float">
            <text:p>16.06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07256774194" calcext:value-type="float">
            <text:p>15.99072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13948387097" calcext:value-type="float">
            <text:p>15.87139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1144" calcext:value-type="float">
            <text:p>15.8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09208" calcext:value-type="float">
            <text:p>15.85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0054193548" calcext:value-type="float">
            <text:p>15.86100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5485714286" calcext:value-type="float">
            <text:p>15.87354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85068387097" calcext:value-type="float">
            <text:p>15.87850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73504516129" calcext:value-type="float">
            <text:p>15.64735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61816" calcext:value-type="float">
            <text:p>15.62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7276129032" calcext:value-type="float">
            <text:p>15.60472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0736" calcext:value-type="float">
            <text:p>15.5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96180645161" calcext:value-type="float">
            <text:p>15.37961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0896516129" calcext:value-type="float">
            <text:p>15.21089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00992" calcext:value-type="float">
            <text:p>15.1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91788387097" calcext:value-type="float">
            <text:p>15.15917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2116" calcext:value-type="float">
            <text:p>15.15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2123870968" calcext:value-type="float">
            <text:p>15.15721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09995862069" calcext:value-type="float">
            <text:p>15.170999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9451612903" calcext:value-type="float">
            <text:p>15.1699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63250322581" calcext:value-type="float">
            <text:p>14.86632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6076" calcext:value-type="float">
            <text:p>14.843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48820645161" calcext:value-type="float">
            <text:p>14.82488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79232" calcext:value-type="float">
            <text:p>14.77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0440516129" calcext:value-type="float">
            <text:p>14.61044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2928571429" calcext:value-type="float">
            <text:p>14.42629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4142" calcext:value-type="float">
            <text:p>14.344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57677419355" calcext:value-type="float">
            <text:p>14.3157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01136" calcext:value-type="float">
            <text:p>14.32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70256774194" calcext:value-type="float">
            <text:p>14.32702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6574285714" calcext:value-type="float">
            <text:p>14.34965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3940645161" calcext:value-type="float">
            <text:p>14.34939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49411612903" calcext:value-type="float">
            <text:p>13.99494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2192" calcext:value-type="float">
            <text:p>13.9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11470967742" calcext:value-type="float">
            <text:p>13.97114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66092" calcext:value-type="float">
            <text:p>13.916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64105806452" calcext:value-type="float">
            <text:p>13.75641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15584516129" calcext:value-type="float">
            <text:p>13.50155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48832" calcext:value-type="float">
            <text:p>13.31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6272516129" calcext:value-type="float">
            <text:p>13.26627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182" calcext:value-type="float">
            <text:p>13.29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0740645161" calcext:value-type="float">
            <text:p>13.31307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0905714286" calcext:value-type="float">
            <text:p>13.352090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88923870968" calcext:value-type="float">
            <text:p>13.35889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70069677419" calcext:value-type="float">
            <text:p>13.31700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9732" calcext:value-type="float">
            <text:p>13.34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77298064516" calcext:value-type="float">
            <text:p>13.397729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8888" calcext:value-type="float">
            <text:p>13.43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24117419355" calcext:value-type="float">
            <text:p>13.37241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21024516129" calcext:value-type="float">
            <text:p>13.2821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2128" calcext:value-type="float">
            <text:p>13.23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50521290323" calcext:value-type="float">
            <text:p>13.28505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63284" calcext:value-type="float">
            <text:p>13.346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56072258065" calcext:value-type="float">
            <text:p>13.37560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7422857143" calcext:value-type="float">
            <text:p>13.39574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41207741936" calcext:value-type="float">
            <text:p>13.404120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8914285714" calcext:value-type="float">
            <text:p>13.17389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49422222222" calcext:value-type="float">
            <text:p>13.154942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51" calcext:value-type="float">
            <text:p>13.097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9056" calcext:value-type="float">
            <text:p>12.65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1148571429" calcext:value-type="float">
            <text:p>12.62111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0835555556" calcext:value-type="float">
            <text:p>12.423083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81704285714" calcext:value-type="float">
            <text:p>12.358170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5102222222" calcext:value-type="float">
            <text:p>12.365510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0527142857" calcext:value-type="float">
            <text:p>12.396052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7707692308" calcext:value-type="float">
            <text:p>12.438770769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1480983006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01992857143" calcext:value-type="float">
            <text:p>12.480199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201" meta:object-count="0"/>
    <meta:user-defined meta:name="AppVersion">3.0</meta:user-defined>
  </office:meta>
</office:document-meta>
</file>